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rcaby – projekt na przedmiot Sieci Komputerowe.</text:p>
      <text:p text:style-name="Standard">Piotr Tutak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17-05-24T09:09:28.11</meta:creation-date>
    <meta:document-statistic meta:table-count="0" meta:image-count="0" meta:object-count="0" meta:page-count="1" meta:paragraph-count="2" meta:word-count="9" meta:character-count="60"/>
    <dc:date>2017-05-24T09:10:23.81</dc:date>
    <dc:creator>Piotr Tutak</dc:creator>
    <meta:editing-duration>PT55S</meta:editing-duration>
    <meta:editing-cycles>1</meta:editing-cycles>
    <meta:generator>OpenOffice/4.1.3$Win32 OpenOffice.org_project/413m1$Build-9783</meta:generator>
  </office:meta>
</office:document-meta>
</file>